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ServletRequestWrapper.setAttribute( String theName , Object th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Context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ServletRequestWrapper.removeAttribu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Headers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isUserInRole( String the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RemoteAdd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HttpServletRequestWrapper.getAttribu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Query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HttpServletRequestWrapper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PathTranslat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HttpServletRequestWrapper.getRealPath( String th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AbstractHttpServletRequestWrapper( HttpServletRequest theRequest , Servlet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ttpServletRequestWrapper.getHeader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setRemoteIPAddress( String theRemoteIP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catPath( String theLookupPath , String th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HttpServletRequestWrapper.getRequestDispatcher( String th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HttpServletRequestWrapper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Session( boolean is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ServerPo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ServletRequestWrapper.getParameter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RemoteHo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HttpServletRequestWrapp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Original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Servlet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ServletRequestWrapper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setRemoteUser( String theRemote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Server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ServletRequestWrapper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DateHeader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ParameterValues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Path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HttpServletRequestWrapp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IntHeader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setRemoteHostName( String theRemote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.getRequest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HttpServletRequestWrapper.newInstance( HttpServletRequest theOriginalRequest , ServletURL th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HttpServletRequestWrapper.getRemote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